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officeooo:rsid="002260c2" officeooo:paragraph-rsid="002260c2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cca28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2260c2"/>
    </style:style>
    <style:style style:name="P9" style:family="paragraph" style:parent-style-name="Standard">
      <style:paragraph-properties fo:line-height="150%"/>
      <style:text-properties officeooo:paragraph-rsid="001cca28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paragraph-properties fo:margin-left="2.9492in" fo:margin-right="0in" fo:text-align="justify" style:justify-single-word="false" fo:text-indent="0.4925in" style:auto-text-indent="false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ca28" style:font-size-asian="12pt" style:font-size-complex="12pt"/>
    </style:style>
    <style:style style:name="T3" style:family="text">
      <style:text-properties fo:font-size="12pt" officeooo:rsid="001e4e51" style:font-size-asian="12pt" style:font-size-complex="12pt"/>
    </style:style>
    <style:style style:name="T4" style:family="text">
      <style:text-properties fo:font-size="12pt" officeooo:rsid="001ee5dc" style:font-size-asian="12pt" style:font-size-complex="12pt"/>
    </style:style>
    <style:style style:name="T5" style:family="text">
      <style:text-properties fo:font-size="12pt" officeooo:rsid="0020926e" style:font-size-asian="12pt" style:font-size-complex="12pt"/>
    </style:style>
    <style:style style:name="T6" style:family="text">
      <style:text-properties fo:font-size="12pt" officeooo:rsid="002260c2" style:font-size-asian="12pt" style:font-size-complex="12pt"/>
    </style:style>
    <style:style style:name="T7" style:family="text">
      <style:text-properties fo:font-size="12pt" officeooo:rsid="0022bf69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bb006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ee5dc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20926e" style:font-size-asian="12pt" style:font-size-complex="12pt"/>
    </style:style>
    <style:style style:name="T11" style:family="text">
      <style:text-properties fo:font-size="12pt" style:text-underline-style="none" fo:font-weight="normal" officeooo:rsid="001d4d13" style:font-size-asian="12pt" style:font-weight-asian="normal" style:font-size-complex="12pt" style:font-weight-complex="normal"/>
    </style:style>
    <style:style style:name="T12" style:family="text">
      <style:text-properties fo:color="#2c2c38" style:font-name="Times New Roman" fo:font-size="12pt" fo:font-style="normal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4" style:family="text">
      <style:text-properties fo:color="#000000" style:font-name="Times New Roman" fo:font-size="12pt" style:text-underline-style="none" fo:font-weight="normal" officeooo:rsid="001e6c42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5" style:family="text">
      <style:text-properties fo:color="#000000" style:font-name="Times New Roman" fo:font-size="12pt" fo:font-style="normal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fo:color="#000000" style:font-name="Times New Roman" fo:font-size="12pt" fo:font-style="normal" style:text-underline-style="none" fo:font-weight="normal" officeooo:rsid="001e6c42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ЕЦЕНЗИЯ</text:p>
      <text:p text:style-name="P2">на научный доклад</text:p>
      <text:p text:style-name="P2"/>
      <text:p text:style-name="P5"><text:span text:style-name="T1">___________________</text:span><text:span text:style-name="T8">Пруна Виктора Евгеньевича </text:span><text:span text:style-name="T1">_____________________________</text:span></text:p>
      <text:p text:style-name="P13">(Ф.И.О.)</text:p>
      <text:p text:style-name="P3"/>
      <text:p text:style-name="P7"><text:span text:style-name="T1">Направление подготовки: </text:span><text:span text:style-name="Strong_20_Emphasis"><text:span text:style-name="T12">09.06.01 Информатика и вычислительная техника</text:span></text:span></text:p>
      <text:p text:style-name="P7"><text:span text:style-name="T1">Направленность (профиль) подготовки: </text:span><text:span text:style-name="T14">05.13.18, </text:span><text:span text:style-name="T13">Математическое моделирование, численные методы и комплексы программ</text:span></text:p>
      <text:p text:style-name="P7"><text:span text:style-name="T1">Специальность, по которой подготовлен научный доклад</text:span><text:span text:style-name="T2">:</text:span><text:span text:style-name="T1"> </text:span><text:span text:style-name="T16">05.13.18, </text:span><text:span text:style-name="T15">Математическое моделирование, численные методы и комплексы программ</text:span></text:p>
      <text:p text:style-name="P9"><text:span text:style-name="T1">Тема научного доклада: </text:span><text:span text:style-name="T11">Создание и оптимизация методов обработки изображений в компьютерной томографии</text:span></text:p>
      <text:p text:style-name="P6"><text:span text:style-name="T1">Оценка актуальности исследования</text:span><text:span text:style-name="T2">: </text:span><text:span text:style-name="T6">Р</text:span><text:span text:style-name="T3">ассматриваются актуальные проблемы методов обработки данных в компьютерной томографии, в частности, построение асимптотически быстрых алгоритмов, использование оптимизации с ограничениями, а так же </text:span><text:span text:style-name="T6">влияние</text:span><text:span text:style-name="T3"> спектра источника.</text:span></text:p>
      <text:p text:style-name="P6"><text:span text:style-name="T1">Оценка научной новизны исследования: </text:span><text:span text:style-name="T4">Автором представлены новые алгоритмы обработки данных в компьютерной томографии а так же исследование их поведения. </text:span><text:span text:style-name="T6">Многие результаты получены впервые. </text:span></text:p>
      <text:p text:style-name="P6"><text:span text:style-name="T1">Достоверность результатов исследования: </text:span><text:span text:style-name="T3">Полученные результаты находятся в соответствии с общемировой научной практикой в данной области, так же приведено их подтверждение с помощью численных экспериментов.</text:span></text:p>
      <text:p text:style-name="P6"><text:span text:style-name="T1">Теоретическая и практическая значимость полученных результатов</text:span><text:span text:style-name="T4">: </text:span><text:span text:style-name="T6">Исследование построенных алгоритмов обладает неоспоримой значимостью при решении прикладных задач КТ. Способ вычисления производной БПХ может быть использован и в других областях.</text:span></text:p>
      <text:p text:style-name="P8"><text:span text:style-name="T1">Основные результаты и положительные стороны исследования</text:span><text:span text:style-name="T6">:</text:span><text:span text:style-name="T4"> </text:span><text:span text:style-name="T6">В</text:span><text:span text:style-name="T4">первые было использовано быстрое преобразование Хафа в качестве проекционного ядра алгебраического метода восстановления, впервые учет т.н. металлических артефактов был сделан с помощью линейных ограничений в задаче оптимизации, а так же автор предложил оригинальную процедуру для разделения компонентов смеси при полихроматическом зондировании.</text:span></text:p>
      <text:p text:style-name="P8"><text:span text:style-name="T1">Недостатки исследования: </text:span><text:span text:style-name="T6">Исследование поведения алгоритмов для изображений разной размерности приведено только для исследования скорости работы итерации, при этом оценки качества алгоритмов приведены для узкого диапазона размеров</text:span></text:p>
      <text:p text:style-name="P6"><text:span text:style-name="T1">Заключение: </text:span><text:span text:style-name="T6">Работа выполнена на высоком научном уровне, </text:span><text:span text:style-name="T7">а</text:span><text:span text:style-name="T6">спиранта рекомендую к сдаче ГИА.</text:span></text:p>
      <text:p text:style-name="P4"/>
      <text:p text:style-name="P4"/>
      <text:p text:style-name="Standard"><text:span text:style-name="T1">Рецензент____________________________<text:tab/><text:tab/>___</text:span><text:span text:style-name="T10">Бузмаков Алексей Владимирович</text:span><text:span text:style-name="T5">_</text:span><text:span text:style-name="T1">__</text:span></text:p>
      <text:p text:style-name="P12"><text:tab/><text:tab/><text:tab/>(подпись)<text:tab/><text:tab/><text:tab/><text:tab/><text:tab/><text:tab/><text:tab/>(ФИО)</text:p>
      <text:p text:style-name="Standard"><text:span text:style-name="T1">Ученая степень, ученое звание, должность_________</text:span><text:span text:style-name="T10">к.ф.-м.н, с.н.с.</text:span><text:span text:style-name="T1">________________________</text:span></text:p>
      <text:p text:style-name="Standard"><text:span text:style-name="T1"><text:tab/><text:tab/><text:tab/><text:tab/><text:tab/><text:tab/><text:tab/><text:tab/> «_</text:span><text:span text:style-name="T9">14</text:span><text:span text:style-name="T1">_»___</text:span><text:span text:style-name="T9">мая</text:span><text:span text:style-name="T1">_____ 20</text:span><text:span text:style-name="T4">18</text:span><text:span text:style-name="T1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0</text:page-number></text:p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уэктова Елена Геннадьевна</meta:initial-creator>
    <meta:editing-cycles>7</meta:editing-cycles>
    <meta:creation-date>2018-04-06T13:45:00</meta:creation-date>
    <dc:date>2018-05-14T09:30:22.575515142</dc:date>
    <meta:editing-duration>PT1H8M47S</meta:editing-duration>
    <meta:generator>LibreOffice/4.2.8.2$Linux_X86_64 LibreOffice_project/420$Build-2</meta:generator>
    <meta:document-statistic meta:table-count="0" meta:image-count="0" meta:object-count="0" meta:page-count="1" meta:paragraph-count="21" meta:word-count="258" meta:character-count="2363" meta:non-whitespace-character-count="21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